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5bc9c"/>
    </style:style>
    <style:style style:name="P2" style:family="paragraph" style:parent-style-name="Standard">
      <style:text-properties officeooo:paragraph-rsid="001864c6"/>
    </style:style>
    <style:style style:name="P3" style:family="paragraph" style:parent-style-name="Standard">
      <style:text-properties officeooo:rsid="001aa6bc" officeooo:paragraph-rsid="001aa6bc"/>
    </style:style>
    <style:style style:name="P4" style:family="paragraph" style:parent-style-name="Standard">
      <style:text-properties officeooo:rsid="0020aa9d" officeooo:paragraph-rsid="0020aa9d"/>
    </style:style>
    <style:style style:name="P5" style:family="paragraph" style:parent-style-name="Standard">
      <style:text-properties officeooo:rsid="0021b847" officeooo:paragraph-rsid="0021b847"/>
    </style:style>
    <style:style style:name="P6" style:family="paragraph" style:parent-style-name="Standard">
      <style:text-properties officeooo:paragraph-rsid="0027aad5"/>
    </style:style>
    <style:style style:name="P7" style:family="paragraph" style:parent-style-name="Standard">
      <style:text-properties officeooo:rsid="002cd4f5" officeooo:paragraph-rsid="002cd4f5"/>
    </style:style>
    <style:style style:name="P8" style:family="paragraph" style:parent-style-name="Standard">
      <style:text-properties officeooo:paragraph-rsid="002cd624"/>
    </style:style>
    <style:style style:name="P9" style:family="paragraph" style:parent-style-name="Standard">
      <style:text-properties officeooo:rsid="00306a96" officeooo:paragraph-rsid="00306a96"/>
    </style:style>
    <style:style style:name="P10" style:family="paragraph" style:parent-style-name="Standard">
      <style:text-properties officeooo:rsid="00398e5d" officeooo:paragraph-rsid="00398e5d"/>
    </style:style>
    <style:style style:name="P11" style:family="paragraph" style:parent-style-name="Standard">
      <style:text-properties officeooo:paragraph-rsid="003b80c3"/>
    </style:style>
    <style:style style:name="P12" style:family="paragraph" style:parent-style-name="Standard">
      <style:text-properties officeooo:rsid="003d9608" officeooo:paragraph-rsid="003d9608"/>
    </style:style>
    <style:style style:name="P13" style:family="paragraph" style:parent-style-name="Standard">
      <style:text-properties officeooo:rsid="00438114" officeooo:paragraph-rsid="004488c8"/>
    </style:style>
    <style:style style:name="P14" style:family="paragraph" style:parent-style-name="Standard">
      <style:text-properties officeooo:paragraph-rsid="00438114"/>
    </style:style>
    <style:style style:name="P15" style:family="paragraph" style:parent-style-name="Standard">
      <style:text-properties officeooo:paragraph-rsid="004488c8"/>
    </style:style>
    <style:style style:name="P16" style:family="paragraph" style:parent-style-name="Standard">
      <style:text-properties officeooo:paragraph-rsid="004669a4"/>
    </style:style>
    <style:style style:name="P17" style:family="paragraph" style:parent-style-name="Standard">
      <style:text-properties officeooo:rsid="004dd532" officeooo:paragraph-rsid="004dd532"/>
    </style:style>
    <style:style style:name="P18" style:family="paragraph" style:parent-style-name="Standard">
      <style:text-properties officeooo:rsid="004e4ccd" officeooo:paragraph-rsid="004e4ccd"/>
    </style:style>
    <style:style style:name="P19" style:family="paragraph" style:parent-style-name="Standard">
      <style:text-properties officeooo:rsid="004f67b5" officeooo:paragraph-rsid="004f67b5"/>
    </style:style>
    <style:style style:name="P20" style:family="paragraph" style:parent-style-name="Standard">
      <style:text-properties officeooo:rsid="00514dc0" officeooo:paragraph-rsid="00514dc0"/>
    </style:style>
    <style:style style:name="P21" style:family="paragraph" style:parent-style-name="Standard">
      <style:text-properties officeooo:rsid="005f3393" officeooo:paragraph-rsid="005f3393"/>
    </style:style>
    <style:style style:name="P22" style:family="paragraph" style:parent-style-name="Standard">
      <style:text-properties officeooo:rsid="0061031e" officeooo:paragraph-rsid="0061031e"/>
    </style:style>
    <style:style style:name="P23" style:family="paragraph" style:parent-style-name="Standard">
      <style:text-properties officeooo:paragraph-rsid="0061031e"/>
    </style:style>
    <style:style style:name="P24" style:family="paragraph" style:parent-style-name="Standard">
      <style:text-properties officeooo:rsid="0063a028" officeooo:paragraph-rsid="0063a028"/>
    </style:style>
    <style:style style:name="T1" style:family="text">
      <style:text-properties officeooo:rsid="0011ad79"/>
    </style:style>
    <style:style style:name="T2" style:family="text">
      <style:text-properties officeooo:rsid="00122015"/>
    </style:style>
    <style:style style:name="T3" style:family="text">
      <style:text-properties officeooo:rsid="0012488f"/>
    </style:style>
    <style:style style:name="T4" style:family="text">
      <style:text-properties officeooo:rsid="0013d561"/>
    </style:style>
    <style:style style:name="T5" style:family="text">
      <style:text-properties officeooo:rsid="00142ded"/>
    </style:style>
    <style:style style:name="T6" style:family="text">
      <style:text-properties officeooo:rsid="0015bc9c"/>
    </style:style>
    <style:style style:name="T7" style:family="text">
      <style:text-properties officeooo:rsid="00173997"/>
    </style:style>
    <style:style style:name="T8" style:family="text">
      <style:text-properties officeooo:rsid="001864c6"/>
    </style:style>
    <style:style style:name="T9" style:family="text">
      <style:text-properties officeooo:rsid="00196985"/>
    </style:style>
    <style:style style:name="T10" style:family="text">
      <style:text-properties officeooo:rsid="001b2d1b"/>
    </style:style>
    <style:style style:name="T11" style:family="text">
      <style:text-properties officeooo:rsid="001c2f6f"/>
    </style:style>
    <style:style style:name="T12" style:family="text">
      <style:text-properties officeooo:rsid="001d2c1d"/>
    </style:style>
    <style:style style:name="T13" style:family="text">
      <style:text-properties officeooo:rsid="001e3baf"/>
    </style:style>
    <style:style style:name="T14" style:family="text">
      <style:text-properties officeooo:rsid="002031b8"/>
    </style:style>
    <style:style style:name="T15" style:family="text">
      <style:text-properties officeooo:rsid="0021b847"/>
    </style:style>
    <style:style style:name="T16" style:family="text">
      <style:text-properties officeooo:rsid="0022f2be"/>
    </style:style>
    <style:style style:name="T17" style:family="text">
      <style:text-properties officeooo:rsid="0023496c"/>
    </style:style>
    <style:style style:name="T18" style:family="text">
      <style:text-properties officeooo:rsid="0024f7ac"/>
    </style:style>
    <style:style style:name="T19" style:family="text">
      <style:text-properties officeooo:rsid="00257166"/>
    </style:style>
    <style:style style:name="T20" style:family="text">
      <style:text-properties officeooo:rsid="0025e1dd"/>
    </style:style>
    <style:style style:name="T21" style:family="text">
      <style:text-properties officeooo:rsid="0027aad5"/>
    </style:style>
    <style:style style:name="T22" style:family="text">
      <style:text-properties officeooo:rsid="0028b4bd"/>
    </style:style>
    <style:style style:name="T23" style:family="text">
      <style:text-properties officeooo:rsid="002a6fea"/>
    </style:style>
    <style:style style:name="T24" style:family="text">
      <style:text-properties officeooo:rsid="002b42a3"/>
    </style:style>
    <style:style style:name="T25" style:family="text">
      <style:text-properties officeooo:rsid="002cd4f5"/>
    </style:style>
    <style:style style:name="T26" style:family="text">
      <style:text-properties officeooo:rsid="002cd624"/>
    </style:style>
    <style:style style:name="T27" style:family="text">
      <style:text-properties officeooo:rsid="002e8917"/>
    </style:style>
    <style:style style:name="T28" style:family="text">
      <style:text-properties officeooo:rsid="0031b7d4"/>
    </style:style>
    <style:style style:name="T29" style:family="text">
      <style:text-properties officeooo:rsid="00332ffb"/>
    </style:style>
    <style:style style:name="T30" style:family="text">
      <style:text-properties officeooo:rsid="0033ba1b"/>
    </style:style>
    <style:style style:name="T31" style:family="text">
      <style:text-properties officeooo:rsid="0035b56c"/>
    </style:style>
    <style:style style:name="T32" style:family="text">
      <style:text-properties officeooo:rsid="0036961d"/>
    </style:style>
    <style:style style:name="T33" style:family="text">
      <style:text-properties officeooo:rsid="0036f478"/>
    </style:style>
    <style:style style:name="T34" style:family="text">
      <style:text-properties officeooo:rsid="00383f04"/>
    </style:style>
    <style:style style:name="T35" style:family="text">
      <style:text-properties officeooo:rsid="003b191a"/>
    </style:style>
    <style:style style:name="T36" style:family="text">
      <style:text-properties officeooo:rsid="003b80c3"/>
    </style:style>
    <style:style style:name="T37" style:family="text">
      <style:text-properties officeooo:rsid="003b9657"/>
    </style:style>
    <style:style style:name="T38" style:family="text">
      <style:text-properties officeooo:rsid="003bff54"/>
    </style:style>
    <style:style style:name="T39" style:family="text">
      <style:text-properties officeooo:rsid="003d9608"/>
    </style:style>
    <style:style style:name="T40" style:family="text">
      <style:text-properties officeooo:rsid="003e764d"/>
    </style:style>
    <style:style style:name="T41" style:family="text">
      <style:text-properties officeooo:rsid="0040f962"/>
    </style:style>
    <style:style style:name="T42" style:family="text">
      <style:text-properties officeooo:rsid="00418cc6"/>
    </style:style>
    <style:style style:name="T43" style:family="text">
      <style:text-properties officeooo:rsid="0041c1e5"/>
    </style:style>
    <style:style style:name="T44" style:family="text">
      <style:text-properties officeooo:rsid="00421ad1"/>
    </style:style>
    <style:style style:name="T45" style:family="text">
      <style:text-properties officeooo:rsid="004488c8"/>
    </style:style>
    <style:style style:name="T46" style:family="text">
      <style:text-properties officeooo:rsid="004669a4"/>
    </style:style>
    <style:style style:name="T47" style:family="text">
      <style:text-properties officeooo:rsid="004811a3"/>
    </style:style>
    <style:style style:name="T48" style:family="text">
      <style:text-properties officeooo:rsid="004c2333"/>
    </style:style>
    <style:style style:name="T49" style:family="text">
      <style:text-properties officeooo:rsid="004c58df"/>
    </style:style>
    <style:style style:name="T50" style:family="text">
      <style:text-properties officeooo:rsid="004dd532"/>
    </style:style>
    <style:style style:name="T51" style:family="text">
      <style:text-properties officeooo:rsid="004e4ccd"/>
    </style:style>
    <style:style style:name="T52" style:family="text">
      <style:text-properties officeooo:rsid="004e5fc7"/>
    </style:style>
    <style:style style:name="T53" style:family="text">
      <style:text-properties officeooo:rsid="004f114f"/>
    </style:style>
    <style:style style:name="T54" style:family="text">
      <style:text-properties officeooo:rsid="00521159"/>
    </style:style>
    <style:style style:name="T55" style:family="text">
      <style:text-properties officeooo:rsid="0053f9de"/>
    </style:style>
    <style:style style:name="T56" style:family="text">
      <style:text-properties officeooo:rsid="0056a93f"/>
    </style:style>
    <style:style style:name="T57" style:family="text">
      <style:text-properties officeooo:rsid="005724e4"/>
    </style:style>
    <style:style style:name="T58" style:family="text">
      <style:text-properties officeooo:rsid="00590b05"/>
    </style:style>
    <style:style style:name="T59" style:family="text">
      <style:text-properties officeooo:rsid="005a5bf9"/>
    </style:style>
    <style:style style:name="T60" style:family="text">
      <style:text-properties officeooo:rsid="005bf756"/>
    </style:style>
    <style:style style:name="T61" style:family="text">
      <style:text-properties officeooo:rsid="005d34c0"/>
    </style:style>
    <style:style style:name="T62" style:family="text">
      <style:text-properties officeooo:rsid="0061031e"/>
    </style:style>
    <style:style style:name="T63" style:family="text">
      <style:text-properties officeooo:rsid="0061e62f"/>
    </style:style>
    <style:style style:name="T64" style:family="text">
      <style:text-properties officeooo:rsid="0063d4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Jen buď EPIC</text:p>
      <text:p text:style-name="Standard">Martin ’Gaimi’ Darai</text:p>
      <text:p text:style-name="Standard">2025-12-10</text:p>
      <text:p text:style-name="Standard"/>
      <text:p text:style-name="Standard">Přišli jste do tohoto kraje, protože vás lidé potřebují. Každý váš krok je epickým bojem se zlem. Místní si i po letech budou šeptat, jak jste prošli jejich životy. Ale kdo z vás je ten, komu nakonec postavili i sochu? Kdo z vás je přece jenom nejvíc EPIC?</text:p>
      <text:p text:style-name="Standard"/>
      <text:p text:style-name="Standard">**Myšlenka hry**</text:p>
      <text:p text:style-name="Standard">Hráči se střídají na tazích. Karty artefaktů a legendárních zbraní se jim na ruce střídají jedna za druhou. Posouvají svou figurku po mapě a čistí krajinu od příšer. Tahy jsou rychlé, ale promyšlené. Bojem a plněním úkolů získávají body slávy a první, kdo dosáhne kýženého limitu - vyhrál.</text:p>
      <text:p text:style-name="Standard"/>
      <text:p text:style-name="Standard">**Herní prvky - na ruce**</text:p>
      <text:p text:style-name="Standard">Každý hráč drží na ruce karty, svůj majetek. Na ruce můžou být <text:span text:style-name="T2">k</text:span>arty zbraní, <text:span text:style-name="T2">k</text:span>arty artefaktů a <text:span text:style-name="T2">k</text:span>arty úkolů a <text:span text:style-name="T2">k</text:span>arty povolání. Všechny karty na ruce jsou určené k zahrání a hráči přinesou užitek, až když je použije.</text:p>
      <text:p text:style-name="Standard"/>
      <text:p text:style-name="Standard">**Herní prvky - před hráčem**</text:p>
      <text:p text:style-name="Standard">Před sebou má každý hráč hromádku <text:span text:style-name="T1">žetonů </text:span>slávy, karet splněných úkolů a trofejí. Počet <text:span text:style-name="T1">žetonů</text:span> slávy a karet splněných úkolů dává dohromady celkovou hráčovu slávu, jeho skóre. Trofeje jsou žetonky příšer, které v nedávné době zabil, a jsou určené k plnění některých úkolů.</text:p>
      <text:p text:style-name="Standard"/>
      <text:p text:style-name="Standard">**Herní prvky - mapa**</text:p>
      <text:p text:style-name="Standard">Mezi hráči je vyskládaná <text:span text:style-name="T2">m</text:span>apa a na ní stojí Figurky hráčů a leží <text:span text:style-name="T3">ž</text:span>etony příšer a <text:span text:style-name="T3">ž</text:span>etony slávy. Vše, co je na mapě, je veřejné, aby to každý viděl, kde kdo stojí a jaké příšery jsou v jeho okolí. Žetony slávy na mapě ještě nikdo nevlastní a jsou tam pro toho, kdo je získá jako první.</text:p>
      <text:p text:style-name="Standard"/>
      <text:p text:style-name="Standard">**Herní prvky - nabídka karet**</text:p>
      <text:p text:style-name="Standard">Vedle mapy jsou hromádky nabídky karet. Jsou tu čtyři hromádky zbraní, <text:span text:style-name="T3">k</text:span>opí, <text:span text:style-name="T3">p</text:span>alic, <text:span text:style-name="T3">m</text:span>ečů a <text:span text:style-name="T3">l</text:span>uků. A pak hromádka <text:span text:style-name="T3">ú</text:span>kolů a hromádka <text:span text:style-name="T3">a</text:span>rtefaktů. To jsou všechno lízací hromádky, zamíchané a dané lícem dolů, poznají se podle rozdílné zadní strany karty. Kromě toho je tu <text:span text:style-name="T4">n</text:span>abídka úkolů, což jsou lícem nahoru otočené karty úkolů, po čem místní lidé teď touží. A nakonec<text:span text:style-name="T4"> je tu</text:span> <text:span text:style-name="T4">o</text:span>dhazovací hromádka použitých karet.</text:p>
      <text:p text:style-name="P3">[tabulka<text:span text:style-name="T6">: </text:span>ZADNÍ STRANY KARET]</text:p>
      <text:p text:style-name="Standard"/>
      <text:p text:style-name="Standard">**Herní prvky - zbylé žetony**</text:p>
      <text:p text:style-name="Standard">Nepoužité <text:span text:style-name="T5">ž</text:span>etony příšer jsou vedle desky v <text:span text:style-name="T5">l</text:span>osovacím váčku a čekají, až přijde jejich chvíle. Zbylé <text:span text:style-name="T5">ž</text:span>etony slávy jsou vedle hrací desky na hromádce a čekají, pokud náhodou nebudou potřeba.</text:p>
      <text:p text:style-name="Standard"/>
      <text:p text:style-name="Standard">**Od zbraně k příšeře**</text:p>
      <text:p text:style-name="Standard">Ve hře EPIC jde každá příšera zabít konkrétní zbraní. Stejně jako každé zvíře jde zabít kopím, tak každého nemrtvého jde zabít palicí. Hráč si to nemusí pamatovat, je to na očích pro každého na lízacích hromádkách karet zbraní. A i na každé líznuté zbrani je vidět, na kterou příšeru bude fungovat. Navíc už se vyskytuje jen pátý symbol, pro bomby, které působí na všechny příšery bez rozdílu.</text:p>
      <text:p text:style-name="Standard">[tabulka: ZBRAŇ - Z_SYMBOL - P_SYMBOL - PŘÍŠERA]</text:p>
      <text:p text:style-name="Standard"/>
      <text:p text:style-name="Standard">**Příprava hry**</text:p>
      <text:p text:style-name="Standard">Vyberte začínajícího hráče. Bude mít oproti ostatním malou výhodu. Hraje se po směru hodinových ručiček, proto hráč napravo od začínajícího je poslední a bude tedy velitelem mapy. Na začátku hry se doprostřed stolu postaví mapa. Vyberte jeden z tvarů mapy z této nabídky:</text:p>
      <text:p text:style-name="Standard"><text:soft-page-break/>[tabulka: TVARY MAPY + vysvětlivky]</text:p>
      <text:p text:style-name="P1">[tabulka<text:span text:style-name="T6">: ZÁKLADNÍ A SPECIÁLNÍ DÍLKY MAPY</text:span>]</text:p>
      <text:p text:style-name="Standard">Vezměte 5 speciálních dílků (<text:span text:style-name="T7">h</text:span>rad, <text:span text:style-name="T7">s</text:span>kály a <text:span text:style-name="T7">s</text:span>tarty) a dejte si je stranou a zbytek dílků zamíchejte a postavte z nich mapu. U speciálních dílků je jedno, jak jsou otočené, a u všech ostatních platí, že mají být otočené náhodně. Podívejte se, jak jsou umístěné na mapě hory, jestli náhodou není nějaké políčko úplně odříznuté od světa. Pokud ano, tak velitel mapy otočí minimum dílků tak, aby se to napravilo.</text:p>
      <text:p text:style-name="Standard">X: Při dostupnosti berte v potaz i cesty teleportama, viz <text:span text:style-name="T8">"</text:span>Pohyb na mapě<text:span text:style-name="T8">"</text:span></text:p>
      <text:p text:style-name="Standard"/>
      <text:p text:style-name="Standard">Pak vezměte váček s příšerama a náhodně umístěte na každé políčko jednu příšeru. Výjimkou je <text:span text:style-name="T8">h</text:span>rad, kde mají být příšery dvě. A políčka, co příšeru mít nemají žádnou, což jsou <text:span text:style-name="T8">s</text:span>tart, <text:span text:style-name="T8">v</text:span>esnice a <text:span text:style-name="T8">t</text:span>eleport. Pak na každou příšeru dejte žetonek slávy.</text:p>
      <text:p text:style-name="P2">[tabulka<text:span text:style-name="T6">: </text:span><text:span text:style-name="T8">SYMBOLY NA DÍLKÁCH MAPY</text:span>]</text:p>
      <text:p text:style-name="Standard"/>
      <text:p text:style-name="Standard">Zbylé příšery vraťte do váčku a zbylé žetony slávy dejte na hromádku vedle mapy. Pak připravte všech šest lízacích hromádek karet<text:span text:style-name="T10">:</text:span> <text:span text:style-name="T10">k</text:span>opí, <text:span text:style-name="T9">p</text:span>alice, <text:span text:style-name="T9">m</text:span>eče, <text:span text:style-name="T9">l</text:span>uky, <text:span text:style-name="T9">a</text:span>rtefakty <text:span text:style-name="T9">i</text:span> <text:span text:style-name="T9">ú</text:span>koly.</text:p>
      <text:p text:style-name="Standard"/>
      <text:p text:style-name="Standard">Pak každému hráči rozdejte jeho kartu vysněného povolání a od začínajícího hráče si každý hráč vybere, na kterém ze startů chce začínat. Vybírejte podle toho, kde se lépe chodí, je méně skal, bohatší nabídka příšer a menší tlačenice ostatních hrdinů.</text:p>
      <text:p text:style-name="Standard">X: Ano, můžou klidně čtyři začínat na jednom políčku.</text:p>
      <text:p text:style-name="Standard"/>
      <text:p text:style-name="Standard">Pozor, pak následuje výběr počátečních zbraní. Ale špatný výběr počátečních zbraní může přivodit předčasný odpočinek (v pokoji) a hráče zpomalit. Doporučujeme nejdřív pochopit, jak se zbraně používají, <text:span text:style-name="T11">viz</text:span> <text:span text:style-name="T11">"</text:span>Tah hráče<text:span text:style-name="T11">"</text:span> a pak teprve pokračovat v přípravě hry.</text:p>
      <text:p text:style-name="Standard">H: Cesta za slávou může být trnitá, ale proč si to ještě ztěžovat tím, že si <text:span text:style-name="T12">vezmu na kostlivce luk</text:span>?</text:p>
      <text:p text:style-name="Standard"/>
      <text:p text:style-name="Standard">Každý hráč, počínaje začínajícím, dostane do ruky jednu kartu soukromého úkolu a jednu kartu artefaktu a lízne si dvě počáteční zbraně. Na políčku <text:span text:style-name="T13">s</text:span>tart si může líznout z kterých hromádek chce, je to jen na vás.</text:p>
      <text:p text:style-name="Standard"/>
      <text:p text:style-name="Standard">Nakonec otočte a vyložte tři karty úkolů, co budou od začátku v nabídce, a hra může začít.</text:p>
      <text:p text:style-name="Standard"/>
      <text:p text:style-name="Standard">**Tah hráče**</text:p>
      <text:p text:style-name="Standard">Jednoduše řečeno, na začátku svého tahu se hráč podívá na zbraně na své ruce a na příšery ve svém těsném okolí. Najde příšeru, na kterou má na ruce zbraň. Ideálně <text:span text:style-name="T14">si vybereš </text:span>nějakou, co má na sobě ještě žeton slávy. Třeba drží kladivo a na sousedním políčku vidí žlutou příšeru, nemrtvého. Kartu zbraně odhodí, posune se na políčko s vybranou příšerou. Příšeru tím porazí, vezme si její žeton slávy a přidá si ho před sebe na svou hromádku. Žeton poražené příšery si přidá mezi své trofeje. Pak se hráč podívá na symboly zbraní, které jsou nakreslené na jeho novém políčku mapy, vybere si, která z nabízených zbraní se mu hodí víc, třeba luk, a tak si z hromádky luků lízne novou zbraň na příští kolo. Pak se podívá na své úkoly, co může splnit, a splní je. Doplní úkoly, co jsou na výběr pro dalšího hráče, a tím jeho tah končí... Vyhrál? Ne? Tak hraje další hráč. Pokud to ale vezmem dopodrobna, může to být komplikovanější, takže <text:span text:style-name="T14">teď do podrobna krok za krokem.</text:span></text:p>
      <text:p text:style-name="P4">[diagram<text:span text:style-name="T6">: </text:span>FÁZE TAHU JEDNOHO HRÁČE]</text:p>
      <text:p text:style-name="Standard"/>
      <text:p text:style-name="Standard">**Fáze pohybu**</text:p>
      <text:p text:style-name="Standard">Podrobně viz <text:span text:style-name="T15">"</text:span>Pohyb <text:span text:style-name="T24">po</text:span> mapě<text:span text:style-name="T15">"</text:span></text:p>
      <text:p text:style-name="Standard">První fáze tahu hráče je pohyb, hráč se pohybuje podle pravidel pohybu. Pokud se hráč pohybuje, pak musí zahodit zbraň nezávisle na tom, jestli ji použije na zabití příšery nebo jen na sekání trávy. Hráč nemůže přijít na políčko, nebo přes něj projít, aniž by na něm zlikvidoval příšeru.</text:p>
      <text:p text:style-name="P5"><text:soft-page-break/>H: Naběhl si tam a mlátil tím kladivem kolem sebe až se rozbilo. Nikdo tam nebyl, tak tomu říkejme trénink, ano?</text:p>
      <text:p text:style-name="P5"/>
      <text:p text:style-name="Standard">**Fáze odpočinku**</text:p>
      <text:p text:style-name="Standard">Podrobně viz <text:span text:style-name="T16">"</text:span>Odpočívej (v pokoji)<text:span text:style-name="T16">"</text:span></text:p>
      <text:p text:style-name="Standard">Pokud se hráč nemůže nebo nechce pohnout, odpočívá (v pokoji). Povinně zahazuje z ruky všechny své zbraně a zůstává, kde je, a nebo se přesouvá na libovolné políčko <text:span text:style-name="T17">s</text:span>tart. Pokud odpočívá hráč, odpočívají i příšery, takže se v ten moment doplňují žetony příšer na mapu.</text:p>
      <text:p text:style-name="Standard"/>
      <text:p text:style-name="Standard">**Fáze nákupu ve vesnici**</text:p>
      <text:p text:style-name="Standard">Podrobně viz <text:span text:style-name="T18">"</text:span>Ve vesnici<text:span text:style-name="T18">"</text:span></text:p>
      <text:p text:style-name="Standard"><text:span text:style-name="T18">Ať už se</text:span> pohybu<text:span text:style-name="T18">ješ</text:span> nebo odpoč<text:span text:style-name="T18">íváš, p</text:span>okud <text:span text:style-name="T18">si </text:span>přišel do vesnice, prošel přes vesnici nebo odpočívá ve vesnici, tak tam teď může nakoupit karty.</text:p>
      <text:p text:style-name="Standard">H: Jsou i tací, co při odchodu z vesnice zjistí, že se jim tam odtud vlastně zas tak moc nechce.</text:p>
      <text:p text:style-name="Standard">X: Možnost nakoupit ve vesnici platí i pro ty, co ve vesnici odpočívají.</text:p>
      <text:p text:style-name="Standard">X: Jediný případ, kdy si ve vesnici ale nakoupit nemůžeš, je, když tě tam někdo přenese kouzlem záměna a ty ve svém tahu hned spěcháš pryč.</text:p>
      <text:p text:style-name="Standard"/>
      <text:p text:style-name="Standard">**Fáze dolízání karet zbraní**</text:p>
      <text:p text:style-name="Standard">Dál si hráč dolízává nové zbraně. Vždy tak, aby měl na ruce pro příští kolo zbraně dvě. První zbraň ber z hromádky zbraní podle pravidla políčka <text:span text:style-name="T19">m</text:span>apy. Zbraně, co jsou na výběr, jsou na políčku přímo nakreslené. Pokud ti chybí i druhá zbraň, tak si ji lízni z libovolné hromádky zbraní bez omezení.</text:p>
      <text:p text:style-name="Standard"/>
      <text:p text:style-name="Standard">Pokud jsi na políčku <text:span text:style-name="T19">s</text:span>tart, <text:span text:style-name="T19">h</text:span>rad nebo <text:span text:style-name="T19">v</text:span>esnice, <text:span text:style-name="T19">tak </text:span>tam žádné omezení <text:span text:style-name="T19">na zbraně </text:span>není. Případné kouzlo krádeže pak umožňuje tu jednu zbraň, na kterou se vztahuje omezení pole, místo z lízací hromádky vzít z ruky libovolného hráče<text:span text:style-name="T19">, </text:span>viz <text:span text:style-name="T19">"</text:span>Používání kouzel<text:span text:style-name="T19">"</text:span>.</text:p>
      <text:p text:style-name="Standard"/>
      <text:p text:style-name="Standard">V tenhle moment také hráč zahodí nadbytečné trofeje. Takže na konci každého tahu zůstanou hráči jen tři trofeje, ale může si vybrat které. Trofeje se získávají poražením příšery<text:span text:style-name="T20">, </text:span>viz <text:span text:style-name="T20">"</text:span>Fáze pohybu<text:span text:style-name="T20">"</text:span> a jsou potřeba k plnění úkolů<text:span text:style-name="T20">, </text:span>viz <text:span text:style-name="T20">"</text:span>O úkolech<text:span text:style-name="T20">"</text:span>.</text:p>
      <text:p text:style-name="Standard">H: Nikdo sebou netahá všechno a nikoho nezajímá, co hráč zapíchnul před půl rokem.</text:p>
      <text:p text:style-name="Standard"/>
      <text:p text:style-name="Standard">**Fáze plnění úkolů**</text:p>
      <text:p text:style-name="Standard">Podrobně viz <text:span text:style-name="T21">"</text:span>O úkolech<text:span text:style-name="T21">"</text:span></text:p>
      <text:p text:style-name="Standard">Teď, když má tah za sebou, je na čase podívat se na nabízené úkoly a vyhodnotit, zda něco splnil. Pak nabídku úkolů dolízá, aby následující hráč měl opět tři v nabídce, a tím jeho tah skončil.</text:p>
      <text:p text:style-name="Standard"/>
      <text:p text:style-name="Standard">**Vítězství**</text:p>
      <text:p text:style-name="Standard">Jakmile kdokoliv dosáhne maximální slávy, ihned vyhrává. Žádné dohrávání kola nebo podobné nesmysly. Kdo první, ten první. A kolik je maximální sláva? To záleží na počtu hráčů:</text:p>
      <text:p text:style-name="Standard">[tabulka POČET HRÁČŮ - BODY NA VÍTĚZSTVÍ]</text:p>
      <text:p text:style-name="P6">H: Je to jednoduché, čím víc vás po okolí pobíhá, tím míň slávy jednomu z vás stačí, aby vás už místní měli doopravdy dost.</text:p>
      <text:p text:style-name="P6"/>
      <text:p text:style-name="P6">Pokud chcete víc férovou variantu hry, tohle není strategická hra na celý večer, měla by se hrát víckrát, třeba na dvě vítězné hry. První hru začíná ten, koho určíte<text:span text:style-name="T21">.</text:span> <text:span text:style-name="T21">K</text:span>aždou další <text:span text:style-name="T21">pak </text:span>ten, kdo hraje hned za tím, co předchozí hru vyhrál.<text:span text:style-name="T22"> </text:span><text:span text:style-name="T21">Další možnost je </text:span>hrát na trestné body, každý hráč dostane tolik trestných bodů, kolik mu po hře chybělo bodů slávy k vítězství. A celý turnaj vyhraje ten, kdo má nakonec v součtu trestných bodů nejmíň.</text:p>
      <text:p text:style-name="Standard"/>
      <text:p text:style-name="Standard"/>
      <text:p text:style-name="Standard"><text:soft-page-break/>**Pohyb <text:span text:style-name="T23">po</text:span> mapě**</text:p>
      <text:p text:style-name="Standard">Při pohybu po mapě hráč bere svou figurku a posouvá ji na jiné políčko mapy. V základu s ní jde o jedno políčko vodorovně nebo svisle. V cestě mu nesmí stát hřeben hor, to je vždy nepřekonatelná překážka, pokud tedy nepoužijete kouzlo letu (viz Používání kouzel). Pokud na políčku je příšera, může na něj vstoupit pouze pokud má vhodnou zbraň, aby ji porazil, jinak ne.</text:p>
      <text:p text:style-name="Standard">X: Při pohybu nerozhodují figurky ostatních hráčů. Jde jít na pole, kde už někdo je. Pořád se musí zahodit zbraň.</text:p>
      <text:p text:style-name="P7">[tabulka: SKÁLA, HŘEBEN HOR, TELEPORT]</text:p>
      <text:p text:style-name="Standard">Může se ale stát, že tam žádná příšera nebude. Buď proto, že je to políčko přirozeně bez příšery, tedy <text:span text:style-name="T26">v</text:span>esnice nebo <text:span text:style-name="T26">s</text:span>tart, a nebo proto, že už tam nedávno nějaký hrdina prošel a příšeru tam odtud vyklidil. Pak na to políčko hráč také může a musí zahodit zbraň. Ale je jedno jakou.</text:p>
      <text:p text:style-name="Standard"/>
      <text:p text:style-name="Standard">Políčko <text:span text:style-name="T26">t</text:span>eleport je výjimečné. Na něj se nedá vstoupit a zůstat tam. Nikdy na něm není žádná příšera, ale když na něj někdo vstoupí, ihned okamžitě vystoupí na kterékoli políčko sousedící s kterýmkoliv teleportem na mapě. Ovšem musí pořád mít a odevzdat zbraň pro tento pohyb, jako by ta dvě políčka byla normálně hned vedle sebe.</text:p>
      <text:p text:style-name="P8"><text:span text:style-name="T25">[</text:span><text:span text:style-name="T26">obrázek</text:span><text:span text:style-name="T25">: </text:span><text:span text:style-name="T26">KROK TELEPORTEM</text:span><text:span text:style-name="T25">]</text:span></text:p>
      <text:p text:style-name="Standard">H: Tak jsem vlezl do teleportu, rozm<text:span text:style-name="T27">á</text:span>chl jsem se při tom tou novou super-palicí, jen abych vylezl zase na tom samém místě. No co, kdyby se někdo ptal, tak tomu budu říkat epický trénink a támhle z té hrobky si vezmu zase novou skvělou <text:span text:style-name="T27">palici</text:span>.</text:p>
      <text:p text:style-name="P9">X: Ano teleportem jde udělat i krok při kterém se nikam nepohneš.</text:p>
      <text:p text:style-name="Standard"/>
      <text:p text:style-name="Standard">Políčko <text:span text:style-name="T28">s</text:span>kála je také výjimečné. Přes něj se prostě chodit nedá. Nijak.</text:p>
      <text:p text:style-name="P20">H: Tady žij<text:span text:style-name="T55">e</text:span> dra<text:span text:style-name="T55">k</text:span>.<text:span text:style-name="T54"> T</text:span><text:span text:style-name="T55">en</text:span><text:span text:style-name="T54"> vel</text:span><text:span text:style-name="T55">ký</text:span><text:span text:style-name="T54">.</text:span></text:p>
      <text:p text:style-name="P20"/>
      <text:p text:style-name="Standard">A pak je tu <text:span text:style-name="T29">h</text:span>rad. Prastará zřícenina, na které straší hned dvě příšery zároveň. Kdo je zlikviduje, bude mít hned dvojnásobnou dávku slávy. Kdo chce na tohle pole vlézt, potřebuje porazit obě příšery naráz. Nejde porazit jen jednu, musí se porazit <text:span text:style-name="T30">společně</text:span>.</text:p>
      <text:p text:style-name="Standard">H: Místní už si o takovém hrdinovi začínaj šeptat v hospodě.</text:p>
      <text:p text:style-name="Standard">X: Znamená to, že na hrad s jednou zbraní nejde zaútočit, leda s použitím kouzla tvrdosti.</text:p>
      <text:p text:style-name="Standard"/>
      <text:p text:style-name="Standard">**Používání kouzel**</text:p>
      <text:p text:style-name="Standard">Kouzla se ve hře vyskytují ve dvou podobách. Buď přímo vázaná na zbraň, pak jsou nakreslen<text:span text:style-name="T31">á</text:span> přímo na kartě zbraně a působí na tuto zbraň. A nebo kouzla volná, vázaná na kouzelný artefakt, pak jsou nakreslen<text:span text:style-name="T31">á</text:span> na kartě artefaktu. Taková pak působí na tu zbraň, se kterou se ten artefakt použije. Kouzla se používají při pohybu po mapě, když hráč použije zbraň<text:span text:style-name="T32">, t</text:span>ak s ní může, a nemusí, použít kouzlo. Žádné kouzlo není povinné a žádnou zbraň nejde použít s víc jak jedním kouzlem a žádné kouzlo na konkrétní zbrani nejde přenést na jinou zbraň. Kouzla překonávají různá omezení při pohybu po mapě. Pokud používáš se zbraní kouzlo z artefaktu, jednoduše zahazuješ i zbraň i artefakt.</text:p>
      <text:p text:style-name="Standard">X: Ano, zbraň, co má na sobě kouzlo, jde používat, jako by žádné neměla.</text:p>
      <text:p text:style-name="P11">X: Ano, i na zbraň, co má na sobě kouzlo, <text:span text:style-name="T36">může </text:span>místo toho použít kouzlo z artefaktu. Kouzlo <text:span text:style-name="T34">napsané</text:span><text:span text:style-name="T33"> na</text:span> zbran<text:span text:style-name="T33">i</text:span> pak nemá žádný efekt.</text:p>
      <text:p text:style-name="Standard">X: Ne, nemá žádný efekt. Nikdy. Jedna zbraň, jedno kouzlo. Víc fakt ne.</text:p>
      <text:p text:style-name="Standard">X: Ano, jde i mlátit do trávy a přitom použít kouzlo na zbrani.</text:p>
      <text:p text:style-name="Standard">X: Ano, jde použít víc kouzel za kolo, když použiješ víc zbraní. Umíš vyčíst, za jakých okolností se to může stát?<text:span text:style-name="T37"> Napovím, hrad a zuřivost.</text:span></text:p>
      <text:p text:style-name="P10">X: Ne, kouzlo na jedné zbrani nejde použít na druhou zbraň<text:span text:style-name="T35"> i když ji máš u sebe</text:span>.</text:p>
      <text:p text:style-name="Standard"/>
      <text:p text:style-name="Standard">Kouzlo tvrdosti<text:span text:style-name="T38"> říká: "</text:span><text:span text:style-name="T40">Z</text:span>braň použij, ale nezahoď<text:span text:style-name="T38">"</text:span>. Jednoduše si zbraň nech. Pokud bylo kouzlo <text:span text:style-name="T39">napsané </text:span>na zbrani, polož zbraň před sebe na stůl, aby bylo jasné, že si z ní kouzlo už vyčerpal. Při <text:soft-page-break/>příštím použití ji už budeš muset zahodit. Pokud to kouzlo bylo z artefaktu, jednoduše zahoď artefakt, ale zbraň si nech.</text:p>
      <text:p text:style-name="Standard">X: Maximální počet zbraní na ruce je dvě. Nikdy víc. Ani s kouzlem tvrdosti. Prostě si kdyžtak lízat novou zbraň nebudeš.</text:p>
      <text:p text:style-name="P12">X: Kouzlo tvrdosti ti neumožní použít zbraň hned podruhé, pouze si jí nechat. Podruhé jí hned můžeš použít leda na hradě.</text:p>
      <text:p text:style-name="P12"/>
      <text:p text:style-name="Standard">Kouzlo záměny<text:span text:style-name="T40"> říká: "P</text:span>rohoď se s jiným hrdinou.<text:span text:style-name="T40">"</text:span> Tedy před tím, než touhle zbraní zaútočíš, prohodíš se na mapě s někým jiným a zaútočíš, jako bys stál na jeho původním poli mapy.</text:p>
      <text:p text:style-name="Standard">X: Myslíš, že tímhle jde někoho dostat do pěkných potíží? To si piš.</text:p>
      <text:p text:style-name="Standard">X: Ano, to znamená, že vedle jiného hráče musí být příšera, kterou touhle zbraní můžeš <text:span text:style-name="T41">porazit</text:span>.</text:p>
      <text:p text:style-name="Standard"/>
      <text:p text:style-name="Standard">Kouzlo vábení<text:span text:style-name="T42"> říká: "Přilákej příšeru z jiného pole"</text:span><text:span text:style-name="T43">,</text:span><text:span text:style-name="T42"> </text:span><text:span text:style-name="T43">nějakou co tahle zbraň umí porazit. </text:span>Tím je myšleno, že <text:span text:style-name="T44">vezmeš </text:span>příšeru <text:span text:style-name="T44">z políčka kam </text:span>útoč<text:span text:style-name="T44">íš </text:span>a vymění<text:span text:style-name="T43">š</text:span> ji s libovolnou jinou příšerou na mapě. A zaútočí<text:span text:style-name="T44">š</text:span> na tu novou příšeru, která teď najednou stojí vedle <text:span text:style-name="T44">tebe</text:span>.</text:p>
      <text:p text:style-name="Standard">X: Nejde tedy vábením, co je na meči, přivábit démona, protože démona mečem nezapíchnete.</text:p>
      <text:p text:style-name="Standard">X: Ano, s příšerami se přesouvají i jejich případné body slávy.</text:p>
      <text:p text:style-name="Standard">X: Ano, jde přivábit i příšeru na původně prázdné pole.</text:p>
      <text:p text:style-name="P13">X: <text:span text:style-name="T45">Ne, </text:span>nejde <text:span text:style-name="T45">takhle </text:span>vyrobit druhý hrad, přilákáním druhé příšery <text:span text:style-name="T45">k </text:span>té první.</text:p>
      <text:p text:style-name="P15">X: Ano, jde takhle prohodit i příšeru, co doteď hlídala hrad.</text:p>
      <text:p text:style-name="Standard">X: Ne, nejde takhle odvábit příšeru pryč a zapíchnout místo ní prázdné políčko.</text:p>
      <text:p text:style-name="P14"/>
      <text:p text:style-name="P16">Kouzlo vzteku<text:span text:style-name="T46"> říká: "Zaútoč hned i druhou zbraní"</text:span>. Vezmeš tedy tuhle zbraň, posuneš se po mapě a zlikviduješ s ní příšeru. A pak vezmeš svou druhou zbraň a s ní uděláš další krok po mapě a zlikviduješ druhou příšeru. Musíš tuhle <text:span text:style-name="T46">druhou </text:span>zbraň samozřejmě mít.</text:p>
      <text:p text:style-name="Standard">H: Je k ničemu být zuřivý, když nemáš čím se teď ohánět.</text:p>
      <text:p text:style-name="Standard">H: <text:span text:style-name="T47">Viděl jsem jednou chlápka jak dokonce zlikvidoval démona a pak vtrhl na hrad a vymlátil to i tam, takže tři nula</text:span>.</text:p>
      <text:p text:style-name="Standard">X: Tohle kouzlo je jeden ze způsobů, jak může hrdina ztratit víc než jednu zbraň za kolo a také získat víc než jeden bod slávy. A posunout se o víc než jedno pole.</text:p>
      <text:p text:style-name="Standard">X: Zbraně se dobírají, až když hrdina skončil pohyb po mapě. Pro jeden tah si musíš vystačit s tím, co máš<text:span text:style-name="T48"> na ruce</text:span>.</text:p>
      <text:p text:style-name="Standard">X: Aby člověk mohl použít druhou zbraň, ta první musí být použit<text:span text:style-name="T49">á</text:span> se zuřivostí.</text:p>
      <text:p text:style-name="Standard">X: Druhá zbraň samozřejmě může použít své vlastní kouzlo, které se už na první zbraň nevztahuje.</text:p>
      <text:p text:style-name="Standard">X: Hrdina nikdy nemá víc než dvě zbraně, takže použít druhou zuřivost v jednom kole nedává smysl.</text:p>
      <text:p text:style-name="Standard"/>
      <text:p text:style-name="Standard">Kouzlo krádeže<text:span text:style-name="T50"> říká: "Z</text:span>braň si vem z ruky hráče<text:span text:style-name="T50">"</text:span>. Tohle kouzlo mění, jak bude<text:span text:style-name="T50">š</text:span> na konci kola doplňovat chybějící zbraň. Tu jednu, na kterou se vztahuje omezení pole, může<text:span text:style-name="T50">š</text:span> místo z lízací hromádky vzít z ruky hráče. Libovolný druh zbraně, od libovolného hráče.</text:p>
      <text:p text:style-name="Standard">H: Ano, tím myslím na jakoukoliv vzdálenost a opravdu jakoukoliv zbraň.</text:p>
      <text:p text:style-name="Standard">X: Vybíráš si kartu, nikoliv zbraň. Cílený hrdina ti ukáže pouze zadní strany karet, nemusí říkat, že to, co vypadá jako kladivo, je ve skutečnosti luk.</text:p>
      <text:p text:style-name="P17">X: Ano můžeš takhle sebrat <text:span text:style-name="T51">někomu </text:span>i poslední zbraň. Jemu pak zbyde maximálně odpočívat.</text:p>
      <text:p text:style-name="P18">X: Zbraň bereš z ruky, takže zbraň s použitou tvrdostí co leží na stole není na výběr.</text:p>
      <text:p text:style-name="P18"/>
      <text:p text:style-name="Standard">Kouzlo letu<text:span text:style-name="T52"> říká: "P</text:span>řejdi přes hory<text:span text:style-name="T52">"</text:span>. Tohle kouzlo mění, jak může<text:span text:style-name="T53">š</text:span> chodit po mapě. Pro tento jeden útok zbraní může<text:span text:style-name="T53">š</text:span> ignorovat případný hřeben hor v cestě.</text:p>
      <text:p text:style-name="Standard">X: Samozřejmě příšera za těmi horami musí jít vybranou zbraní <text:span text:style-name="T53">porazit</text:span>.</text:p>
      <text:p text:style-name="P19">X: Ne, přes skálu pořád jít nejde. Tam žijou draci.</text:p>
      <text:p text:style-name="Standard"/>
      <text:p text:style-name="Standard">**Odpočívej (v pokoji)**</text:p>
      <text:p text:style-name="Standard"><text:soft-page-break/>Pokud hráč nechce a nebo se nemůže ve svém tahu pohnout, tak odpočívá.</text:p>
      <text:p text:style-name="Standard">H: Například když mu ukradli všechny zbraně.</text:p>
      <text:p text:style-name="Standard">X: Odpočívat se dá i dobrovolně.</text:p>
      <text:p text:style-name="Standard"/>
      <text:p text:style-name="Standard">Povinně zahazuje z ruky všechny své zbraně. Odpočívat může na políčku, kde je, anebo se vrátit (ať je to jakkoliv daleko) na kterékoli pole <text:span text:style-name="T56">s</text:span>tart a odpočinout si tam.</text:p>
      <text:p text:style-name="Standard">X: Nezahazuje žádné artefakty, úkoly, body slávy či trofeje, jen zbraně.</text:p>
      <text:p text:style-name="Standard">H: Když odpočívá hrdina, odpočívají i příšery.</text:p>
      <text:p text:style-name="Standard"/>
      <text:p text:style-name="Standard">Teď se na všechna pole <text:span text:style-name="T57">m</text:span>apy (ne na <text:span text:style-name="T57">h</text:span>rad a ne na žádné pole, kam příšera nepatří) doplní z váčku příšer nové náhodně vylosované <text:span text:style-name="T57">žetony</text:span>. Losování dělá za odměnu odpočívající hráč, ale může to delegovat, pokud je mu ochotný někdo pomoct. Ale už se na nové příšery nedoplň<text:span text:style-name="T58">ují</text:span> body slávy.</text:p>
      <text:p text:style-name="Standard">H: O nových příšerách ještě <text:span text:style-name="T59">místní </text:span>nevědí, takže za ně žádná sláva nebude.</text:p>
      <text:p text:style-name="Standard"/>
      <text:p text:style-name="Standard">**Ve vesnici**</text:p>
      <text:p text:style-name="Standard">Vesnice je speciální políčko mapy. Nikdy na něm není ani příšera, ani žeton slávy. Jde na něm skončit svůj tah a jde přes něj i jen projít, když má hráč dvě zbraně a kouzlo zuřivosti.</text:p>
      <text:p text:style-name="Standard">H: Za poflakování po hospodách sláva není, pokud nejste bard.</text:p>
      <text:p text:style-name="Standard">H: Ještě se kouknu, co prodávaj tady, a pak zajdu támhle.</text:p>
      <text:p text:style-name="Standard">H: A hele, vývěska <text:span text:style-name="T60">"</text:span>hledá se hrdina<text:span text:style-name="T60">"</text:span>. Tenhle letáček si vezmu, děkuji.</text:p>
      <text:p text:style-name="Standard"/>
      <text:p text:style-name="Standard">Před lízáním karet nových zbraní má<text:span text:style-name="T60">š</text:span>, <text:span text:style-name="T60">pokud si </text:span>skončil nebo prošel přes vesnici<text:span text:style-name="T60">, nebo ve vesnici odpočíváš</text:span>, možnost <text:span text:style-name="T61">tam </text:span>nakoupit. Můžeš udělat následující věci, klidně všechny tři.</text:p>
      <text:p text:style-name="Standard">Lízni si novou kartu artefaktu.</text:p>
      <text:p text:style-name="Standard">Jednu kartu z vyložené nabídky úkolů zahoď na odhazovací balíček.</text:p>
      <text:p text:style-name="Standard">Jednu kartu z vyložené nabídky úkolů, nebo novou náhodnou si vezmi na ruku jako nový soukromý úkol.</text:p>
      <text:p text:style-name="Standard">X: Jde tedy v tenhle moment odstranit z veřejné nabídky až dvě karty úkolů.</text:p>
      <text:p text:style-name="Standard">X: Ani na počet artefaktů, ani karet úkolů není na ruce limit, můžeš jich mít, kolik chceš.</text:p>
      <text:p text:style-name="P21">X: Pokud si ve vesnici jen začal a toto kolo odešel pryč, už nenakupuješ. Musel by si toto kolo přijít, nebo tu zkončit.</text:p>
      <text:p text:style-name="Standard"/>
      <text:p text:style-name="Standard">**O úkolech**</text:p>
      <text:p text:style-name="Standard">V momentě, kdy jsi skoro skončil svůj tah, a už sis i nabral zbraně na příští kolo, je načase se podívat, jestli jsi náhodou nesplnil i nějaké úkoly a nezasloužíš si ještě víc slávy. Můžeš splnit najednou kolik úkolů chceš. Ale na výběr máš jen z těch ve veřejné nabídce, tvých soukromých úkolů na ruce a tvého vysněného povolání. Každý splněný úkol má stejnou hodnotu jako žeton slávy. Když vyložíš své splněné úkoly, doplň z lízací hromádky nabídku veřejných úkolů pro dalšího hráče, aby v ní měl zase tři.</text:p>
      <text:p text:style-name="Standard"/>
      <text:p text:style-name="Standard">Pokud jsi splnil svůj první soukromý úkol, tedy nějaký z ruky, ne z veřejné nabídky, dostaneš za to dvojnásobek slávy, přidej si tedy navíc jeden bod slávy ze zásoby.</text:p>
      <text:p text:style-name="Standard"/>
      <text:p text:style-name="P23">**<text:span text:style-name="T62">Vysněné povolání</text:span>**</text:p>
      <text:p text:style-name="P22">Takovou kartu máš na ruce od začátku jednu a jinou mít <text:span text:style-name="T63">do konce hry </text:span>nebudeš. Pro splnění tohohle speciálního úkolu musíš mít na ruce po dolízání zbraní právě ty dvě vysněné zbraně nakreslené na úkolu.</text:p>
      <text:p text:style-name="P22">H: Sním že jednou budu kuchařem a zatím tu porcuju démony.</text:p>
      <text:p text:style-name="P22">X: Ne, luk co najdeš mezi kladivy není kladivo ale luk.</text:p>
      <text:p text:style-name="P22">X: Ne, bomba také není luk.</text:p>
      <text:p text:style-name="P22"/>
      <text:p text:style-name="Standard">**Úkoly s trofejemi**</text:p>
      <text:p text:style-name="Standard"><text:soft-page-break/>Tyhle úkoly mají na sobě pouze symboly příšer v různých kombinacích. Pro splnění takového úkolu musíš mít u sebe ty vyobrazené trofeje. Buď dvě stejné, nebo tři různé. Trofeje pro splnění úkolu stačí mít, nemusíš je odevzdat.</text:p>
      <text:p text:style-name="Standard">X: Pro splnění úkolu "dvě trofeje zvířat" můžeš mít i jakoukoliv třetí trofej, to není na škodu.</text:p>
      <text:p text:style-name="Standard"/>
      <text:p text:style-name="Standard">**Úkoly poziční**</text:p>
      <text:p text:style-name="Standard">Tyhle úkoly mají na sobě kromě symbolu příšery i symbol hrdiny, popřípadě vesnice či horského hřebenu. Abys ho splnil, musíš stát na mapě a ve vodorovném či svislém směru tak, jak je na úkolu napsané.</text:p>
      <text:p text:style-name="P24">[tabulka: SPECIÁLNÍ SYMBOLY NA KARTÁCH ÚKOLŮ]</text:p>
      <text:p text:style-name="Standard">X: Musí to být na těsno, bez mezer, musíte hned sousedit.</text:p>
      <text:p text:style-name="Standard">X: Musí to být celé vodorovně, nebo celé svisle, ne do zatáčky, nebo po úhlopříčce.</text:p>
      <text:p text:style-name="Standard">X: Nemůže uprostřed překážet horský hřeben.</text:p>
      <text:p text:style-name="Standard"/>
      <text:p text:style-name="Standard">Pro úkol <text:span text:style-name="T64">"</text:span>stůj mezi<text:span text:style-name="T64">"</text:span> potřebuješ stát mezi vyobrazenými příšerami.</text:p>
      <text:p text:style-name="Standard">Pro úkol <text:span text:style-name="T64">"</text:span>stůj v řadě<text:span text:style-name="T64">"</text:span> potřebuješ, aby v řadě od tebe stály vyobrazené příšery.</text:p>
      <text:p text:style-name="Standard">Pro úkol <text:span text:style-name="T64">"</text:span>chraň vesnici<text:span text:style-name="T64">"</text:span> potřebuješ mít po jedné straně vesnici a po druhé vyobrazenou příšeru. Nebo stát ve vesnici, která má vedle sebe vyobrazenou příšeru.</text:p>
      <text:p text:style-name="Standard">Pro úkol <text:span text:style-name="T64">"</text:span>zažeň ke skále<text:span text:style-name="T64">"</text:span> je potřeba, abys stál vedle příšery a těsně za ní byla skála nebo horský hřeb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0T20:45:59.623793623</meta:creation-date>
    <dc:date>2025-12-11T00:09:08.770897327</dc:date>
    <meta:editing-duration>PT3H22M37S</meta:editing-duration>
    <meta:editing-cycles>74</meta:editing-cycles>
    <meta:generator>LibreOffice/7.3.7.2$Linux_X86_64 LibreOffice_project/30$Build-2</meta:generator>
    <meta:document-statistic meta:table-count="0" meta:image-count="0" meta:object-count="0" meta:page-count="7" meta:paragraph-count="157" meta:word-count="3443" meta:character-count="19895" meta:non-whitespace-character-count="16609"/>
  </office:meta>
</office:document-meta>
</file>